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01e6e7" style:font-size-asian="11pt" style:font-size-complex="11pt"/>
    </style:style>
    <style:style style:name="P5" style:family="paragraph" style:parent-style-name="Standard">
      <style:text-properties fo:font-size="11pt" officeooo:rsid="0002e312" officeooo:paragraph-rsid="0001e6e7" style:font-size-asian="11pt" style:font-size-complex="11pt"/>
    </style:style>
    <style:style style:name="P6" style:family="paragraph" style:parent-style-name="Standard">
      <style:text-properties fo:font-size="11pt" fo:font-weight="bold" officeooo:rsid="0001e6e7" officeooo:paragraph-rsid="0003cb79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normal" officeooo:rsid="00063cc6" officeooo:paragraph-rsid="00063cc6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paragraph-rsid="0001e6e7"/>
    </style:style>
    <style:style style:name="P9" style:family="paragraph" style:parent-style-name="Standard">
      <style:text-properties officeooo:paragraph-rsid="0002e312"/>
    </style:style>
    <style:style style:name="P10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1pt" fo:font-weight="normal" officeooo:rsid="0003cb79" officeooo:paragraph-rsid="0003cb79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7b6db" officeooo:paragraph-rsid="0003cb79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1e6e7" officeooo:paragraph-rsid="00099daf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bold" officeooo:rsid="0001e6e7" officeooo:paragraph-rsid="0007b6db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01e6e7" officeooo:paragraph-rsid="00099daf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099daf" officeooo:paragraph-rsid="00099daf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099daf" officeooo:paragraph-rsid="000a0818" style:font-size-asian="11pt" style:font-weight-asian="bold" style:font-size-complex="11pt" style:font-weight-complex="bold"/>
    </style:style>
    <style:style style:name="T1" style:family="text">
      <style:text-properties fo:font-size="11pt" officeooo:rsid="0001e6e7" style:font-size-asian="11pt" style:font-size-complex="11pt"/>
    </style:style>
    <style:style style:name="T2" style:family="text">
      <style:text-properties fo:font-size="11pt" officeooo:rsid="0002e312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1e6e7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2e312" style:font-size-asian="11pt" style:font-weight-asian="bold" style:font-size-complex="11pt" style:font-weight-complex="bold"/>
    </style:style>
    <style:style style:name="T6" style:family="text">
      <style:text-properties officeooo:rsid="0000e736"/>
    </style:style>
    <style:style style:name="T7" style:family="text">
      <style:text-properties officeooo:rsid="0003cb7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3cb79" style:font-weight-asian="normal" style:font-weight-complex="normal"/>
    </style:style>
    <style:style style:name="T10" style:family="text">
      <style:text-properties fo:font-weight="normal" officeooo:rsid="00059f35" style:font-weight-asian="normal" style:font-weight-complex="normal"/>
    </style:style>
    <style:style style:name="T11" style:family="text">
      <style:text-properties fo:font-weight="normal" officeooo:rsid="00070001" style:font-weight-asian="normal" style:font-weight-complex="normal"/>
    </style:style>
    <style:style style:name="T12" style:family="text">
      <style:text-properties fo:font-weight="normal" officeooo:rsid="0007b6db" style:font-weight-asian="normal" style:font-weight-complex="normal"/>
    </style:style>
    <style:style style:name="T13" style:family="text">
      <style:text-properties fo:font-weight="normal" officeooo:rsid="000a0818" style:font-weight-asian="normal" style:font-weight-complex="normal"/>
    </style:style>
    <style:style style:name="T14" style:family="text">
      <style:text-properties fo:font-weight="normal" officeooo:rsid="000a7adc" style:font-weight-asian="normal" style:font-weight-complex="normal"/>
    </style:style>
    <style:style style:name="T15" style:family="text">
      <style:text-properties officeooo:rsid="0007b6db"/>
    </style:style>
    <style:style style:name="T16" style:family="text">
      <style:text-properties officeooo:rsid="00099daf"/>
    </style:style>
    <style:style style:name="T17" style:family="text">
      <style:text-properties officeooo:rsid="000a0818"/>
    </style:style>
    <style:style style:name="T18" style:family="text">
      <style:text-properties officeooo:rsid="000a7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aktikum <text:span text:style-name="T6">5</text:span>:</text:p>
      <text:p text:style-name="P1"/>
      <text:p text:style-name="P2">Aufgabe 1:</text:p>
      <text:p text:style-name="P3"/>
      <text:p text:style-name="Standard"><text:span text:style-name="T3">a) </text:span><text:span text:style-name="T1">Prozesse teilen sich, im Gegenstatz zu Threads, nicht standartmäßig den Speicher. Aber es gibt Mechanismem des OS die das Teilen von Speicherbereichen ermöglichen.</text:span></text:p>
      <text:p text:style-name="P4"/>
      <text:p text:style-name="P8"><text:span text:style-name="T4">b) </text:span><text:span text:style-name="T1"><text:s/></text:span><text:span text:style-name="T2">Bei einem Lock kann nur ein Thread den kritischen Berreich betretten (Nur in einem Prozess). Bei einer Semaphore sind es <text:s/>“n” Threads (Kann von Prozessen geteilt werden).</text:span></text:p>
      <text:p text:style-name="P5"/>
      <text:p text:style-name="P9"><text:span text:style-name="T5">c</text:span><text:span text:style-name="T4">)</text:span><text:span text:style-name="T1"> <text:s/></text:span><text:span text:style-name="T2">Erweiterung eines normalen Locks um eine weitere interne Variable. Variable stellt den Thread da, der wartet falls ein anderer Thread zur gleichen Zeit den kritischen Bereich betretten will.</text:span></text:p>
      <text:p text:style-name="P5"/>
      <text:p text:style-name="P5"/>
      <text:p text:style-name="P5"/>
      <text:p text:style-name="P6">Aufgabe <text:span text:style-name="T7">2</text:span>:</text:p>
      <text:p text:style-name="P7">Anzahl der Prozessorkerne: 3</text:p>
      <text:p text:style-name="P7"/>
      <text:p text:style-name="P6">a) <text:span text:style-name="T9">Die Werte des Counter unterscheiden sich von Durchlauf zu Durchlauf. Die Werte liegen in etwa zwischen 1</text:span><text:span text:style-name="T10">45</text:span><text:span text:style-name="T9">00 – 16000.</text:span></text:p>
      <text:p text:style-name="P11"/>
      <text:p text:style-name="P6"><text:span text:style-name="T7">b) </text:span><text:span text:style-name="T11">Mit einer Semaphore der Größe 1, liegt der Counter Wert immer bei 16000. </text:span><text:span text:style-name="T12">Kritischer Bereich, ist die Gesamte Schleife.</text:span></text:p>
      <text:p text:style-name="P12"/>
      <text:p text:style-name="P14"><text:span text:style-name="T15">c</text:span><text:span text:style-name="T7">) </text:span><text:span text:style-name="T12">Mit pthread_mutex liegt der Counter Wert auch immer bei 16000. Kritischer Bereich ist das incrementieren des Counters.</text:span></text:p>
      <text:p text:style-name="P14"><text:span text:style-name="T12"/></text:p>
      <text:p text:style-name="P15"><text:span text:style-name="T15">Aufgabe </text:span><text:span text:style-name="T16">3</text:span><text:span text:style-name="T15">:</text:span></text:p>
      <text:p text:style-name="P13"/>
      <text:p text:style-name="P16">a) <text:s/><text:span text:style-name="T8">measured 0.000016171 seconds <text:s/></text:span></text:p>
      <text:p text:style-name="P16"><text:span text:style-name="T8"><text:tab/>Ergebniss:4956</text:span></text:p>
      <text:p text:style-name="P16"><text:span text:style-name="T8"/></text:p>
      <text:p text:style-name="P16">c) <text:span text:style-name="T13">Mit Mutex auf den Zugriff von x:</text:span></text:p>
      <text:p text:style-name="P16"><text:span text:style-name="T13"><text:tab/>measured 0.008444888 seconds</text:span></text:p>
      <text:p text:style-name="P16"><text:span text:style-name="T13"><text:tab/>Ergebniss: 4956</text:span></text:p>
      <text:p text:style-name="P16"><text:span text:style-name="T13"/></text:p>
      <text:p text:style-name="P17"><text:span text:style-name="T17">d) </text:span><text:span text:style-name="T14">Geteilte Berechnung ohne Mutex:</text:span></text:p>
      <text:p text:style-name="P17"><text:span text:style-name="T14"/></text:p>
      <text:p text:style-name="P17"><text:span text:style-name="T14">measured 0.015665569 seconds</text:span></text:p>
      <text:p text:style-name="P17"><text:span text:style-name="T14">Ergebniss: 495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creation-date>2020-05-01T09:08:00Z</meta:creation-date>
    <dc:date>2020-06-12T12:55:53.750219062</dc:date>
    <meta:editing-cycles>30</meta:editing-cycles>
    <meta:editing-duration>PT45M55S</meta:editing-duration>
    <meta:document-statistic meta:table-count="0" meta:image-count="0" meta:object-count="0" meta:page-count="1" meta:paragraph-count="19" meta:word-count="178" meta:character-count="1172" meta:non-whitespace-character-count="1003"/>
    <meta:template xlink:type="simple" xlink:actuate="onRequest" xlink:title="" xlink:href="../../Praktikum4/Praktikum4.odt/Normal"/>
  </office:meta>
</office:document-meta>
</file>